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6.10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7cm" fo:min-width="6.104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6.104cm"/>
    </style:style>
    <style:style style:name="gr4" style:family="graphic" style:parent-style-name="objectwithoutfill">
      <style:graphic-properties svg:stroke-color="#000000" draw:marker-end="Triangle_20_unfilled" draw:marker-end-width="0.635cm"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3" style:family="paragraph">
      <loext:graphic-properties draw:fill="solid" draw:fill-color="#ffffff"/>
      <style:paragraph-properties fo:text-align="start"/>
      <style:text-properties fo:font-size="13pt" style:font-size-asian="13pt" style:font-size-complex="13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solid" draw:fill-color="#ffffff"/>
      <style:paragraph-properties fo:text-align="center"/>
      <style:text-properties fo:font-size="18pt" fo:font-style="normal" style:font-size-asian="13pt" style:font-style-asian="normal" style:font-size-complex="13pt" style:font-style-complex="normal"/>
    </style:style>
    <style:style style:name="P7" style:family="paragraph">
      <style:paragraph-properties fo:text-align="start"/>
      <style:text-properties fo:font-size="18pt"/>
    </style:style>
    <style:style style:name="P8" style:family="paragraph">
      <loext:graphic-properties draw:fill="solid" draw:fill-color="#ffffff"/>
      <style:paragraph-properties fo:text-align="start"/>
      <style:text-properties fo:font-size="18pt" style:font-size-asian="13pt" style:font-size-complex="13pt"/>
    </style:style>
    <style:style style:name="P9" style:family="paragraph">
      <style:paragraph-properties fo:text-align="center"/>
      <style:text-properties fo:font-size="18pt" fo:font-style="normal"/>
    </style:style>
    <style:style style:name="P10" style:family="paragraph">
      <loext:graphic-properties draw:fill="solid" draw:fill-color="#ffffff"/>
      <style:paragraph-properties fo:text-align="center"/>
      <style:text-properties fo:font-size="18pt" fo:font-style="normal" style:font-size-asian="13pt" style:font-style-asian="italic" style:font-size-complex="13pt" style:font-style-complex="italic"/>
    </style:style>
    <style:style style:name="P11" style:family="paragraph">
      <loext:graphic-properties draw:fill="solid" draw:fill-color="#ffffff"/>
      <style:paragraph-properties fo:text-align="start"/>
      <style:text-properties fo:font-size="13pt" fo:font-style="normal" style:font-size-asian="13pt" style:font-size-complex="13pt"/>
    </style:style>
    <style:style style:name="P12" style:family="paragraph">
      <style:paragraph-properties fo:text-align="start"/>
      <style:text-properties fo:font-size="18pt" fo:font-style="normal"/>
    </style:style>
    <style:style style:name="P13" style:family="paragraph">
      <loext:graphic-properties draw:fill="solid" draw:fill-color="#ffffff"/>
      <style:paragraph-properties fo:text-align="start"/>
      <style:text-properties fo:font-size="18pt" fo:font-style="normal" style:font-size-asian="13pt" style:font-size-complex="13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size="13pt" fo:font-style="normal" style:font-size-asian="13pt" style:font-style-asian="normal" style:font-size-complex="13pt" style:font-style-complex="normal"/>
    </style:style>
    <style:style style:name="T3" style:family="text">
      <style:text-properties fo:font-style="normal" style:font-size-asian="13pt" style:font-style-asian="normal" style:font-size-complex="13pt" style:font-style-complex="normal"/>
    </style:style>
    <style:style style:name="T4" style:family="text">
      <style:text-properties fo:font-style="italic" style:font-size-asian="13pt" style:font-style-asian="italic" style:font-size-complex="13pt" style:font-style-complex="italic"/>
    </style:style>
    <style:style style:name="T5" style:family="text">
      <style:text-properties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6.604cm" svg:height="1.27cm" svg:x="25.638cm" svg:y="8.405cm">
              <text:p text:style-name="P1"><text:span text:style-name="T1">AbstractClass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6.604cm" svg:height="1.277cm" svg:x="25.638cm" svg:y="9.67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6.604cm" svg:height="2.413cm" svg:x="25.638cm" svg:y="10.945cm">
              <text:p text:style-name="P4"><text:span text:style-name="T1">+ </text:span><text:span text:style-name="T2">TemplateMethod(): void</text:span></text:p>
              <text:p text:style-name="P4"><text:span text:style-name="T1"># PrimitiveOperation1(): void</text:span></text:p>
              <text:p text:style-name="P4"><text:span text:style-name="T1"># PrimitiveOperation2(): void</text:span></text:p>
              <draw:enhanced-geometry svg:viewBox="0 0 21600 21600" draw:type="rectangle" draw:enhanced-path="M 0 0 L 21600 0 21600 21600 0 21600 0 0 Z N"/>
            </draw:custom-shape>
          </draw:g>
          <draw:g xml:id="id1" draw:id="id1">
            <draw:custom-shape draw:style-name="gr1" draw:text-style-name="P6" draw:layer="layout" svg:width="6.604cm" svg:height="1.27cm" svg:x="25.638cm" svg:y="15.605cm">
              <text:p text:style-name="P5"><text:span text:style-name="T3">B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6.604cm" svg:height="1.277cm" svg:x="25.638cm" svg:y="16.87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6.604cm" svg:height="2.413cm" svg:x="25.638cm" svg:y="18.145cm">
              <text:p text:style-name="P7"><text:span text:style-name="T4">+ </text:span><text:span text:style-name="T3">Method(): void</text:span></text:p>
              <draw:enhanced-geometry svg:viewBox="0 0 21600 21600" draw:type="rectangle" draw:enhanced-path="M 0 0 L 21600 0 21600 21600 0 21600 0 0 Z N"/>
            </draw:custom-shape>
          </draw:g>
          <draw:g xml:id="id2" draw:id="id2">
            <draw:custom-shape draw:style-name="gr1" draw:text-style-name="P10" draw:layer="layout" svg:width="6.604cm" svg:height="1.27cm" svg:x="25.638cm" svg:y="8.405cm">
              <text:p text:style-name="P9"><text:span text:style-name="T5">A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11" draw:layer="layout" svg:width="6.604cm" svg:height="1.277cm" svg:x="25.638cm" svg:y="9.67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3" draw:layer="layout" svg:width="6.604cm" svg:height="2.413cm" svg:x="25.638cm" svg:y="10.945cm">
              <text:p text:style-name="P12"><text:span text:style-name="T4">+ </text:span><text:span text:style-name="T3">Method(): void</text:span></text:p>
              <draw:enhanced-geometry svg:viewBox="0 0 21600 21600" draw:type="rectangle" draw:enhanced-path="M 0 0 L 21600 0 21600 21600 0 21600 0 0 Z N"/>
            </draw:custom-shape>
          </draw:g>
          <draw:connector draw:style-name="gr4" draw:text-style-name="P14" draw:layer="layout" svg:x1="28.94cm" svg:y1="15.605cm" svg:x2="28.94cm" svg:y2="13.358cm" draw:start-shape="id1" draw:start-glue-point="0" draw:end-shape="id2" draw:end-glue-point="2" svg:d="M28940 15605v-2247" svg:viewBox="0 0 1 2248">
            <text:p/>
          </draw:connector>
          <draw:custom-shape draw:style-name="gr1" draw:text-style-name="P10" xml:id="id3" draw:id="id3" draw:layer="layout" svg:width="6.604cm" svg:height="1.27cm" svg:x="8.874cm" svg:y="10.246cm">
            <text:p text:style-name="P9"><text:span text:style-name="T5">Client</text:span></text:p>
            <draw:enhanced-geometry svg:viewBox="0 0 21600 21600" draw:type="rectangle" draw:enhanced-path="M 0 0 L 21600 0 21600 21600 0 21600 0 0 Z N"/>
          </draw:custom-shape>
          <draw:connector draw:style-name="gr5" draw:text-style-name="P14" draw:layer="layout" svg:x1="15.478cm" svg:y1="10.881cm" svg:x2="25.638cm" svg:y2="10.881cm" draw:start-shape="id3" draw:start-glue-point="1" draw:end-shape="id2" svg:d="M15478 10881h10160" svg:viewBox="0 0 10161 1">
            <text:p/>
          </draw:connector>
          <draw:frame draw:style-name="gr6" draw:text-style-name="P15" draw:layer="layout" svg:width="1.84cm" svg:height="0.962cm" svg:x="19.32cm" svg:y="10.044cm">
            <draw:text-box>
              <text:p text:style-name="P1">use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47:28.739791083</meta:creation-date>
    <dc:date>2019-06-18T23:54:44.814053202</dc:date>
    <meta:editing-duration>PT2H52M49S</meta:editing-duration>
    <meta:editing-cycles>66</meta:editing-cycles>
    <meta:generator>LibreOffice/6.0.7.3$Linux_X86_64 LibreOffice_project/00m0$Build-3</meta:generator>
    <dc:creator>Maximilian Meffert</dc:creator>
    <meta:document-statistic meta:object-count="17"/>
  </office:meta>
</office:document-meta>
</file>